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ff3333"/>
    </style:style>
    <style:style style:name="P4" style:family="paragraph" style:parent-style-name="Standard">
      <style:text-properties fo:color="#000000"/>
    </style:style>
    <style:style style:name="P5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/>
    </style:style>
    <style:style style:name="T8" style:family="text">
      <style:text-properties fo:color="#000000"/>
    </style:style>
    <style:style style:name="T9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<text:bookmark text:name="section-103.1"/>103.1 Work on the command line</text:h>
      <text:p text:style-name="P5"/>
      <text:p text:style-name="Standard"/>
      <text:p text:style-name="Standard"><text:span text:style-name="T6">Interact with shells and commands using the command line. This task includes typing valid commands and command sequences; defining, referencing and exporting environment variables; using command history and editing facilities; invoking commands in the path and outside the path; and using man pages to find out about commands.</text:span><text:span text:style-name="T2"><text:line-break/></text:span></text:p>
      <text:p text:style-name="Text_20_body"><text:span text:style-name="T1">.<text:line-break/></text:span><text:span text:style-name="T2">In the bash shell, the '.' dot character refers to the current location.<text:line-break/>For example :<text:line-break/>cd . = moves to the current location (useless command of course)<text:line-break/>cp /etc/bash_completion . = copies the bash_completion file to the current directory</text:span><text:span text:style-name="T1"><text:line-break/></text:span></text:p>
      <text:p text:style-name="P6">bash </text:p>
      <text:p text:style-name="P2">The bash shell (called Bourne again shell as well) is one of the available shells for Linux systems.<text:line-break/>Based on Bourne Shell (bsh) from UNIX systems, it is the most common one on Linux. <text:line-break/>It's POSIX compliant (compatible with other UNIX shell standards) and implements features from Ksh (Korn Shell) and Csh/tcsh (C Shell). The following command shows all of the different available shells on the Linux system :<text:line-break/>cat /etc/shells<text:line-break/><text:line-break/>help command = display all builtin commands</text:p>
      <text:p text:style-name="P2"/>
      <text:p text:style-name="P2">The main role of a shell is to accept and execute commands. The symbolic link to the system's default shell is /bin/sh. For example :<text:line-break/>ls -l /bin/sh<text:line-break/><text:line-break/>There are 3 standards I/O Streams with a shell :</text:p>
      <text:p text:style-name="Text_20_body"><text:span text:style-name="Emphasis"><text:span text:style-name="T2">stdin</text:span></text:span><text:span text:style-name="T2"> is the </text:span><text:span text:style-name="Emphasis"><text:span text:style-name="T2">standard input stream</text:span></text:span><text:span text:style-name="T2">, which provides input to commands.<text:line-break/></text:span><text:span text:style-name="Emphasis"><text:span text:style-name="T2">stdout</text:span></text:span><text:span text:style-name="T2"> is the </text:span><text:span text:style-name="Emphasis"><text:span text:style-name="T2">standard output stream</text:span></text:span><text:span text:style-name="T2">, which displays output from commands.<text:line-break/></text:span><text:span text:style-name="Emphasis"><text:span text:style-name="T2">stderr</text:span></text:span><text:span text:style-name="T2"> is the </text:span><text:span text:style-name="Emphasis"><text:span text:style-name="T2">standard error stream</text:span></text:span><text:span text:style-name="T2">, which displays error output from commands.<text:line-break/><text:line-break/>Moreover, there are two ways to distinguish a user logged in :<text:line-break/>$ = logged as normal user (david@david-Lenovo-G580:~$)<text:line-break/># = logged as superuser (root@david-Lenovo-G580:/home/david#, here is it not written ~ as ~ refers to the /root directory of the filesystem, if you move to the /root directory, then the tilde will be displayed in the shell).<text:line-break/><text:line-break/>Commands are found thanks to $PATH environment variable, which is a set of directories, separated by semicolons. There are 2 types of path :<text:line-break/><text:line-break/>absolute : refers to the full path /usr/bin etc …<text:line-break/>relative = path relative to the current directory folder/file.txt<text:line-break/><text:line-break/>cd - <text:s/>= move to previous working directory<text:line-break/><text:line-break/>The configuration files of the shell are located here :<text:line-break/></text:span><text:soft-page-break/><text:span text:style-name="T2">bash user configuration files : ~/.bashrc and ~/.profile (/home/user for “user” and /root for su)<text:line-break/>bash global configuration files : /etc/bash.bashrc and /etc/profile</text:span></text:p>
      <text:p text:style-name="P6"/>
      <text:p text:style-name="P6">echo </text:p>
      <text:p text:style-name="P7">The main function of the echo command is to print to the terminal.<text:line-break/># = comment<text:line-break/>echo test test<text:line-break/>echo “test” = double quotes consider multiple spaces, single quotes work as well<text:line-break/>echo $PATH = displays environment variables<text:line-break/>-e : enables backslash interpretation<text:line-break/>echo -e “test\nhaha”<text:line-break/>-E : disables backslash interpretation (default)<text:line-break/>echo -E “test\nhaha”<text:line-break/></text:p>
      <text:p text:style-name="P6">env <text:line-break/><text:span text:style-name="T2">The env command will display all of the defined environment variables.</text:span><text:line-break/><text:span text:style-name="T2">Environment variables will define global variables for the shell and processes to use, it is possible to export variables to this environment.<text:line-break/>For example :<text:line-break/><text:line-break/>One line : export VARNAME=xxx (only echo on current and child /bin/bash), not parent</text:span></text:p>
      <text:p text:style-name="P7">or </text:p>
      <text:p text:style-name="P7">Two lines :<text:line-break/>VARNAME=xxx<text:line-break/>export VARNAME</text:p>
      <text:p text:style-name="P7"/>
      <text:p text:style-name="P7">There is a way to display environment variables with the echo command :<text:line-break/>echo $PWD : displays current directory<text:line-break/>echo $$ : displays current PID<text:line-break/>echo $USER : name of current logged in user<text:line-break/>echo $TERM : echo type of shell</text:p>
      <text:p text:style-name="P7">env -i = clears current environment/starts with an empty environment<text:line-break/>env -u = unset some variables (similar to unset)<text:line-break/></text:p>
      <text:p text:style-name="P6">exit</text:p>
      <text:p text:style-name="Text_20_body"><text:span text:style-name="T2">This command exits a shell (or Ctrl + D to exit the current login session via command line)<text:line-break/></text:span><text:span text:style-name="Strong_20_Emphasis"><text:span text:style-name="T5">(echo In subshell; exit 0) &amp;&amp; echo OK || echo Bad exit = echo in subshell</text:span></text:span></text:p>
      <text:p text:style-name="P7"><text:span text:style-name="T1"><text:line-break/>logout</text:span><text:line-break/>This command exits a login shell.<text:line-break/></text:p>
      <text:p text:style-name="P6">exec<text:line-break/><text:span text:style-name="T2">This command runs another programme that replaces the current shell.<text:line-break/>The shell replaces its instance by the executed process, there is no new pid created<text:line-break/>and so, the shell would exit when the programme exits. It might be lighter in memory.<text:line-break/></text:span><text:soft-page-break/><text:span text:style-name="T2">For example :<text:line-break/>exec firefox = launches firefox, if you close firefox, then the same shell, in which the exec invocation has been done, would close as well.<text:line-break/></text:span></text:p>
      <text:p text:style-name="P6">export<text:line-break/><text:span text:style-name="T2">D</text:span><text:span text:style-name="T3">efines/exports a variable to the user environment<text:line-break/><text:line-break/>VARNAME=varvalue<text:line-break/>export VARNAME<text:line-break/>or<text:line-break/>export VARNAME=VARVALUE<text:line-break/><text:line-break/>echo $VARNAME</text:span><text:line-break/></text:p>
      <text:p text:style-name="P6">set<text:line-break/><text:span text:style-name="T2">Defines how the shell works, it means that this command will allow users to set and unset values of shell options and positional parameters.<text:line-break/>To see the current shell options : echo $SHELLOPTS</text:span></text:p>
      <text:p text:style-name="P7">- to activate<text:line-break/>+ to deactivate<text:line-break/><text:line-break/>set -u = displays error for undefined variable<text:line-break/>set +u = displays empty value for undefined variable<text:line-break/>declare = same command as set</text:p>
      <text:p text:style-name="P7">set -o vi : enables vi<text:line-break/>set +o vi : disables vi<text:line-break/></text:p>
      <text:p text:style-name="P7">set -o (tab) or set +o (tab) to see all available options.<text:line-break/></text:p>
      <text:p text:style-name="P6">unset<text:line-break/><text:span text:style-name="T2">Removes variables from environment and terminal.<text:line-break/>For example, for the environment variable $SHELL :<text:line-break/>unset SHELL<text:line-break/></text:span><text:line-break/>man </text:p>
      <text:p text:style-name="P2">The man command is the command which displays each manual for a specific command, if it exists :<text:line-break/><text:line-break/>manpath : display man's paths<text:line-break/>$MANPATH if exists = environment variable for man's path<text:line-break/>man -wa xxx : display the path of the manual for xxx</text:p>
      <text:p text:style-name="P2">man -L fr = man in French<text:line-break/><text:line-break/>There are several sections such as man(1) :<text:line-break/>1 Executable programs and shell commands </text:p>
      <text:p text:style-name="P2">2 System calls provided by the kernel </text:p>
      <text:p text:style-name="P2">3 Library calls provided by program libraries </text:p>
      <text:p text:style-name="P2">4 Device files (usually stored in /dev) </text:p>
      <text:p text:style-name="P2"><text:soft-page-break/>5 File formats </text:p>
      <text:p text:style-name="P2">6 Games </text:p>
      <text:p text:style-name="P2">7 Miscellaneous (macro packages, conventions, and so on) </text:p>
      <text:p text:style-name="P2">8 System administration commands (programs run mostly or exclusively by root) </text:p>
      <text:p text:style-name="P2">9 Kernel routines <text:line-break/><text:line-break/>man-db uses /etc/manpath.config<text:line-break/>apropos and whatis are similar functions</text:p>
      <text:p text:style-name="P2">info = read Info documents <text:line-break/>xman = gui client for man<text:line-break/>man 5 xxx = displays section 5 of xxx<text:line-break/></text:p>
      <text:p text:style-name="P6">uname </text:p>
      <text:p text:style-name="P6"><text:span text:style-name="T2">Prints system and kernel information</text:span><text:line-break/><text:span text:style-name="T2">uname -a : displays all info<text:line-break/></text:span><text:line-break/>history </text:p>
      <text:p text:style-name="P2">Displays commands history which keeps a record of commands we type :<text:line-break/></text:p>
      <text:p text:style-name="P2">cntrl +p/cntrl +n or up arrow/down arrow to navigate through history<text:line-break/>cntrl + r : reverse search to history<text:line-break/>cntrl + s : search to history<text:line-break/>cntrl + g : quit search<text:line-break/>cntrl + a : beginning of line<text:line-break/>cntrl + e : end of line<text:line-break/>cntrl + d : deletes current line char by char, if no chars left, then exits shell</text:p>
      <text:p text:style-name="P2"><text:line-break/>set +o history = disables history<text:line-break/>set -o history = enables history<text:line-break/>$HISTSIZE = defines size of history<text:line-break/>!200 : executes line 200 from history<text:line-break/>history -c = clears history</text:p>
      <text:p text:style-name="P2">.bash_history : history in home folder</text:p>
      <text:p text:style-name="P2">does not record prompted info (such as passwords etc ...)<text:line-break/></text:p>
      <text:p text:style-name="P1">cd</text:p>
      <text:p text:style-name="P2">Changes current working directory<text:line-break/>cd = without dir name : goes back to home<text:line-break/>cd /home/david = changes the current dir from /home to /home/david<text:line-break/>~ (tilde) refers to home directory so :<text:line-break/>cd ~ will relocate to /home/david for user called “david”<text:line-break/>and to /root for superuser</text:p>
      <text:p text:style-name="P1"><text:line-break/>pwd<text:line-break/><text:span text:style-name="T2">Simply displays the current working directory.<text:line-break/>-P : check where a directory really points to</text:span></text:p>
      <text:p text:style-name="P2"/>
      <text:p text:style-name="P1">time<text:span text:style-name="T2"><text:line-break/>Displays time it takes to execute a command.</text:span><text:line-break/></text:p>
      <text:p text:style-name="P1"><text:soft-page-break/>more</text:p>
      <text:p text:style-name="P2">Displays the few first lines of a file and goes down but cannot navigate with arrows (up and down).</text:p>
      <text:p text:style-name="P1"/>
      <text:p text:style-name="P1">less<text:line-break/><text:span text:style-name="T4">S</text:span><text:span text:style-name="T2">ame as 'more' but more recent, more is not updated any more.<text:line-break/>Less can go through a file (up and down) and allows string search.</text:span></text:p>
      <text:p text:style-name="P1"/>
      <text:p text:style-name="P1">Objectives</text:p>
      <text:p text:style-name="P1"/>
      <text:p text:style-name="P7">Use single shell commands and one line command sequences to perform basic tasks on the command line. </text:p>
      <text:p text:style-name="P7">Use and modify the shell environment including defining, referencing and exporting environment variables. </text:p>
      <text:p text:style-name="P7">Use and edit command history. </text:p>
      <text:p text:style-name="P7">Invoke commands inside and outside the defined path. </text:p>
      <text:p text:style-name="P2"/>
      <text:p text:style-name="P1">Todo</text:p>
      <text:p text:style-name="Standard"><text:span text:style-name="T2">Learn each commands in /bin and /sbin directories (Ubuntu + Fedora)</text:span><text:span text:style-name="T1"><text:line-break/><text:line-break/>Sources</text:span><text:line-break/>POSIX : <text:a xlink:type="simple" xlink:href="http://en.wikipedia.org/wiki/POSIX">http://en.wikipedia.org/wiki/POSIX</text:a><text:line-break/>Can find more command details on pathname.com/fhs in 2.3 pdf doc</text:p>
      <text:p text:style-name="Standard">Fork and exec : <text:a xlink:type="simple" xlink:href="http://www.bottomupcs.com/fork_and_exec.html">http://www.bottomupcs.com/fork_and_exec.html</text:a><text:line-break/>Set man page : <text:a xlink:type="simple" xlink:href="http://linuxcommand.org/lc3_man_pages/seth.html">http://linuxcommand.org/lc3_man_pages/seth.html</text:a><text:line-break/><text:line-break/>Questions<text:line-break/><text:line-break/>1) You type a command into bash and pass a long filename to it, but after you enter the com- </text:p>
      <text:p text:style-name="Standard">mand, you receive a File not found error message because of a typo in the filename. How </text:p>
      <text:p text:style-name="Standard">might you proceed? <text:line-break/><text:line-break/>A. Retype the command, and be sure you type the filename correctly, letter by letter. </text:p>
      <text:p text:style-name="Standard">B. <text:span text:style-name="T8">Retype the command, but press the Tab key after typing a few letters of the long file- </text:span></text:p>
      <text:p text:style-name="P4">name to ensure that the filename is entered correctly. </text:p>
      <text:p text:style-name="Standard">C. Press the Up arrow key, and use bash’s editing features to correct the typo. </text:p>
      <text:p text:style-name="Standard">D. <text:span text:style-name="T9">Any of the above. </text:span></text:p>
      <text:p text:style-name="Standard">E. None of the above. <text:line-break/><text:line-break/>2) Which of the following commands is implemented as an internal command in bash? <text:line-break/>A. cat </text:p>
      <text:p text:style-name="Standard">B. less</text:p>
      <text:p text:style-name="Standard">C. tee </text:p>
      <text:p text:style-name="Standard">D. sed </text:p>
      <text:p text:style-name="Standard">E. <text:span text:style-name="T7">echo<text:line-break/><text:line-break/></text:span><text:span text:style-name="T8">3) You type echo $PROC, and the computer replies Go away. What does this mean? <text:line-break/>A. No currently running processes are associated with your shell, so you may log out </text:span></text:p>
      <text:p text:style-name="P4">without terminating them. </text:p>
      <text:p text:style-name="P4">B. The remote computer PROC isn’t accepting connections; you should contact its adminis- </text:p>
      <text:p text:style-name="P4"><text:soft-page-break/><text:s/>trator to correct the problem. <text:line-break/>C. Your computer is handling too many processes; you must kill some of them to regain </text:p>
      <text:p text:style-name="P4"><text:s text:c="5"/>control of the computer. </text:p>
      <text:p text:style-name="P4">D. Your central processing unit (CPU) is defective and must be replaced as soon as pos- </text:p>
      <text:p text:style-name="P4"><text:s text:c="2"/>sible. </text:p>
      <text:p text:style-name="Standard"><text:span text:style-name="T8">E. </text:span><text:span text:style-name="T9">You, one of your configuration files, or a program you’ve run has set the $PROC envi- </text:span></text:p>
      <text:p text:style-name="P3"><text:s/>ronment variable to Go away. <text:line-break/><text:line-break/><text:span text:style-name="T8">4) What does the pwd command accomplish? </text:span></text:p>
      <text:p text:style-name="P3"><text:span text:style-name="T8">A. </text:span>It prints the name of the working directory. </text:p>
      <text:p text:style-name="P4">B. It changes the current working directory. </text:p>
      <text:p text:style-name="P4">C. It prints wide displays on narrow paper. </text:p>
      <text:p text:style-name="P4">D. It parses Web page URLs for display. </text:p>
      <text:p text:style-name="P4">E. It prints the terminal’s width in characters. <text:line-break/><text:line-break/>5) In an xterm window launched from your window manager, you type exec gedit. What will </text:p>
      <text:p text:style-name="P4">happen when you exit from the gedit program? </text:p>
      <text:p text:style-name="P4">A. Your shell will be a root shell. </text:p>
      <text:p text:style-name="P4">B. The gedit program will terminate, but nothing else unusual will happen. </text:p>
      <text:p text:style-name="P3"><text:span text:style-name="T8">C. Your X session will terminate. <text:line-break/>D. </text:span>The xterm window will close.</text:p>
      <text:p text:style-name="P4">E. A new instance of gedit will be launched.<text:line-break/><text:line-break/>6) What is the surest way to run a program (say, myprog) that’s located in the current working </text:p>
      <text:p text:style-name="P4">directory? </text:p>
      <text:p text:style-name="P3"><text:span text:style-name="T8">A. </text:span>Type ./ followed by the program name: ./myprog. </text:p>
      <text:p text:style-name="P4">B. Type the program name alone: myprog. <text:line-break/>C. Type run followed by the program name: run myprog. </text:p>
      <text:p text:style-name="P4">D. Type /. followed by the program name: /.myprog. </text:p>
      <text:p text:style-name="P4">E. Type the program name followed by an ampersand (&amp;): myprog &amp;. <text:line-break/><text:line-break/>7) How does man display information by default on most Linux systems? </text:p>
      <text:p text:style-name="P4">A. Using a custom X-based application </text:p>
      <text:p text:style-name="P4">B. Using the Firefox Web browser </text:p>
      <text:p text:style-name="P4">C. Using the info browser </text:p>
      <text:p text:style-name="P4">D. Using the Vi editor </text:p>
      <text:p text:style-name="P3"><text:span text:style-name="T8">E. </text:span>Using the less pa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04:37</meta:creation-date>
    <dc:date>2014-09-09T10:57:11</dc:date>
    <dc:creator>David </dc:creator>
    <meta:editing-duration>P1DT29M11S</meta:editing-duration>
    <meta:editing-cycles>314</meta:editing-cycles>
    <meta:generator>LibreOffice/3.5$Linux_X86_64 LibreOffice_project/350m1$Build-2</meta:generator>
    <meta:document-statistic meta:table-count="0" meta:image-count="0" meta:object-count="0" meta:page-count="6" meta:paragraph-count="96" meta:word-count="1730" meta:character-count="10071" meta:non-whitespace-character-count="8316"/>
  </office:meta>
</office:document-meta>
</file>